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oma" fo:font-size="15pt" style:text-underline-style="none" fo:font-weight="bold" style:font-size-asian="15pt" style:font-weight-asian="bold" style:font-size-complex="15pt" style:font-weight-complex="bold"/>
    </style:style>
    <style:style style:name="T1" style:family="text">
      <style:text-properties fo:color="#008000"/>
    </style:style>
    <style:style style:name="T2" style:family="text">
      <style:text-properties fo:color="#008000" style:text-underline-style="none"/>
    </style:style>
    <style:style style:name="T3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ntificación Clases de Diseño</text:p>
      <text:p text:style-name="P1">Caso de uso CU0009 – Manejar Notificaciones</text:p>
      <text:p text:style-name="P2"/>
      <text:p text:style-name="P3"/>
      <text:list xml:id="list212866827" text:style-name="L1">
        <text:list-item>
          <text:p text:style-name="P5"><text:span text:style-name="T3">Clase</text:span> <text:span text:style-name="T1">IU Notificaciones</text:span></text:p>
        </text:list-item>
        <text:list-item>
          <text:p text:style-name="P5"><text:span text:style-name="T3">Clase</text:span><text:span text:style-name="T1"> Control Notificaciones</text:span></text:p>
        </text:list-item>
        <text:list-item>
          <text:p text:style-name="P6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21T10:38:39</meta:creation-date>
    <dc:date>2011-07-04T11:20:06</dc:date>
    <dc:creator>Marce </dc:creator>
    <meta:editing-duration>PT1H39M43S</meta:editing-duration>
    <meta:editing-cycles>12</meta:editing-cycles>
    <meta:generator>LibreOffice/3.3$Linux LibreOffice_project/330m19$Build-202</meta:generator>
    <meta:document-statistic meta:table-count="0" meta:image-count="0" meta:object-count="0" meta:page-count="1" meta:paragraph-count="4" meta:word-count="19" meta:character-count="127"/>
  </office:meta>
</office:document-meta>
</file>